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561d" officeooo:paragraph-rsid="0013561d"/>
    </style:style>
    <style:style style:name="P2" style:family="paragraph" style:parent-style-name="Standard">
      <style:text-properties fo:color="#8d1d75" loext:opacity="100%" fo:font-weight="bold" officeooo:rsid="0013561d" officeooo:paragraph-rsid="0013561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 etiquetas de equipe – Cintia de Azevedo Castro</text:p>
      <text:p text:style-name="P2"/>
      <text:p text:style-name="P1">Var</text:p>
      <text:p text:style-name="P1">equipe = caractere</text:p>
      <text:p text:style-name="P1">contador = Inteiro</text:p>
      <text:p text:style-name="P1"/>
      <text:p text:style-name="P1">Inicio</text:p>
      <text:p text:style-name="P1">escreva(“Por favor digite o nome da equipe a qual participa: “)</text:p>
      <text:p text:style-name="P1">leia(equipe)</text:p>
      <text:p text:style-name="P1"/>
      <text:p text:style-name="P1">PARA contador de 1 até 5 faca</text:p>
      <text:p text:style-name="P1">escreva(equipe, “ - ”, contador)</text:p>
      <text:p text:style-name="P1">FIMPAR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1:06:11.311000000</meta:creation-date>
    <dc:date>2024-04-24T01:24:27.055000000</dc:date>
    <meta:editing-duration>PT18M15S</meta:editing-duration>
    <meta:editing-cycles>1</meta:editing-cycles>
    <meta:document-statistic meta:table-count="0" meta:image-count="0" meta:object-count="0" meta:page-count="1" meta:paragraph-count="10" meta:word-count="41" meta:character-count="245" meta:non-whitespace-character-count="212"/>
    <meta:generator>LibreOffice/7.6.3.2$Windows_X86_64 LibreOffice_project/29d686fea9f6705b262d369fede658f824154cc0</meta:generator>
  </office:meta>
</office:document-meta>
</file>